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n experiment ...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Most people learn FOSS by do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y few learn about FOSS through cours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n FOSS be taught? We think so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eedback essential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 will need good feedback on this cour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 are relying on <text:span text:style-name="T1">active</text:span> participation by you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Tell us if you don't understand something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Ask us to cover new topic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ackground read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You are expected to read the following articles <text:span text:style-name="T2">before</text:span> the course star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ad them carefully and take note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istory from Karl Fogel's 'Producing OSS'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3">http://producingoss.com/en/producingoss.html#histor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wo articles by Eric Raymon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3">http://www.catb.org/~esr/faqs/smart-questions.htm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3">http://www.catb.org/~esr/writings/cathedral-bazaar/homesteading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<text:span text:style-name="T4">The GNU Project Free Software Definit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3">http://www.gnu.org/philosophy/free-sw.htm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<text:span text:style-name="T4">The OSI Open Source Definit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3">http://opensource.org/docs/os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Tues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n introduction to FO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etting started in a FOSS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are FOSS projects govern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ednes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history of FO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side FOSS licens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and the law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hurs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urce code management for FOSS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and busines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Fri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ase study: Samb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distributions and platfor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and Secur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atur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ing a new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Cul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ues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stalling a FOSS project (specified project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stalling a FOSS project (choice of small list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ednes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inding your own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udy chosen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hursday, Fri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ork on chosen project and produce a re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aturd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648cm" svg:x="2.058cm" svg:y="5.838cm" presentation:class="outline" presentation:user-transformed="true">
          <draw:text-box>
            <text:list text:style-name="L5">
              <text:list-item>
                <text:p text:style-name="P4">Project assessm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large part of the course assessment is based on submission of a project repor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<text:span text:style-name="T5">Suggested criter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Project is moderately activ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5">at least several commits per month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Is at least 3 years ol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as produced a usable releas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Must use a FOSS licens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Welcomes new contributo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as several active contributor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Can run on DCS Linux lab machines (Ubuntu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<text:span text:style-name="T5">Suggested Resourc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://freshmeat.net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://gna.org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://sourceforge.net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://savannah.gnu.org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s://launchpad.net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://directory.fsf.org/GNU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http://packages.debian.org/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<text:span text:style-name="T5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aturday present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15% of total ma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y short presentation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Very little time to prepare – work hard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ject stud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40% of total ma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pproximately 10 pages expec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e web site for detailed descri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ject work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45% of total ma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Knowledge of Unix/Linux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course assumes you have some familiarity with Linux/UNIX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f you don't feel confident of your skills, please learn before the course star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LiveC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y a Ubuntu LiveCD before you co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o through one of the Linux command line tutoria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y compiling and running some FOSS pro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Pizza!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Enjoy the pizza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lease ask questions, and say hello to the other students in the cour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rab a Ubuntu LiveCD if you want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2T17:53:00</dc:date>
    <meta:editing-cycles>271</meta:editing-cycles>
    <meta:editing-duration>P7DT9H49M54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